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696" officeooo:paragraph-rsid="00080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<text:s/>delimiter //</text:p>
      <text:p text:style-name="P1">mysql&gt; create procedure `sum1`(IN a INT,IN b INT)</text:p>
      <text:p text:style-name="P1"><text:s text:c="4"/>-&gt; begin</text:p>
      <text:p text:style-name="P1"><text:s text:c="4"/>-&gt; declare c int;</text:p>
      <text:p text:style-name="P1"><text:s text:c="4"/>-&gt; set c=a+b;</text:p>
      <text:p text:style-name="P1"><text:s text:c="4"/>-&gt; select concat('Sum of two numbers=',c)as result;</text:p>
      <text:p text:style-name="P1"><text:s text:c="4"/>-&gt; end //</text:p>
      <text:p text:style-name="P1">Query OK, 0 rows affected (0.00 sec)</text:p>
      <text:p text:style-name="P1"/>
      <text:p text:style-name="P1">mysql&gt; delimiter ;</text:p>
      <text:p text:style-name="P1">mysql&gt; call `sum1`(5,10);</text:p>
      <text:p text:style-name="P1">+-----------------------+</text:p>
      <text:p text:style-name="P1">| result <text:s text:c="15"/>|</text:p>
      <text:p text:style-name="P1">+-----------------------+</text:p>
      <text:p text:style-name="P1">| Sum of two numbers=15 |</text:p>
      <text:p text:style-name="P1">+-----------------------+</text:p>
      <text:p text:style-name="P1">1 row in set (0.02 sec)</text:p>
      <text:p text:style-name="P1"/>
      <text:p text:style-name="P1">Query OK, 0 rows affected (0.02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33:07.983352106</meta:creation-date>
    <dc:date>2024-03-19T15:34:15.144914028</dc:date>
    <meta:editing-duration>PT1M7S</meta:editing-duration>
    <meta:editing-cycles>1</meta:editing-cycles>
    <meta:document-statistic meta:table-count="0" meta:image-count="0" meta:object-count="0" meta:page-count="1" meta:paragraph-count="17" meta:word-count="71" meta:character-count="450" meta:non-whitespace-character-count="363"/>
    <meta:generator>LibreOffice/5.1.6.2$Linux_X86_64 LibreOffice_project/10m0$Build-2</meta:generator>
  </office:meta>
</office:document-meta>
</file>